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6"/>
    <style:style style:name="ce7" style:family="table-cell" style:parent-style-name="Default" style:data-style-name="N114"/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benchmarkI_s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eps=0.2</text:p>
          </table:table-cell>
          <table:table-cell table:style-name="ce4" office:value-type="string" calcext:value-type="string" table:number-columns-spanned="4" table:number-rows-spanned="1">
            <text:p>cell centered</text:p>
          </table:table-cell>
          <table:covered-table-cell table:style-name="ce5"/>
          <table:covered-table-cell table:number-columns-repeated="2"/>
          <table:table-cell table:style-name="ce9" office:value-type="string" calcext:value-type="string" table:number-columns-spanned="4" table:number-rows-spanned="1">
            <text:p>vertex based</text:p>
          </table:table-cell>
          <table:covered-table-cell table:style-name="ce5"/>
          <table:covered-table-cell table:number-columns-repeated="2"/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O(k)</text:p>
          </table:table-cell>
          <table:table-cell office:value-type="string" calcext:value-type="string">
            <text:p>O(1/N)</text:p>
          </table:table-cell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O(k)</text:p>
          </table:table-cell>
          <table:table-cell office:value-type="string" calcext:value-type="string">
            <text:p>O(1/N)</text:p>
          </table:table-cell>
          <table:table-cell table:style-name="ce1" table:number-columns-repeated="1014"/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63" calcext:value-type="float">
            <text:p>63</text:p>
          </table:table-cell>
          <table:table-cell office:value-type="float" office:value="48.8125779275152" calcext:value-type="float">
            <text:p>48.812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8.7928085142379" calcext:value-type="float">
            <text:p>48.7928</text:p>
          </table:table-cell>
          <table:table-cell table:number-columns-repeated="1016"/>
        </table:table-row>
        <table:table-row table:style-name="ro1">
          <table:table-cell office:value-type="float" office:value="0.009" calcext:value-type="float">
            <text:p>9.00E-03</text:p>
          </table:table-cell>
          <table:table-cell office:value-type="float" office:value="63" calcext:value-type="float">
            <text:p>63</text:p>
          </table:table-cell>
          <table:table-cell office:value-type="float" office:value="48.7867227854912" calcext:value-type="float">
            <text:p>48.786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8.7670150152949" calcext:value-type="float">
            <text:p>48.7670</text:p>
          </table:table-cell>
          <table:table-cell table:number-columns-repeated="1016"/>
        </table:table-row>
        <table:table-row table:style-name="ro1">
          <table:table-cell office:value-type="float" office:value="0.003" calcext:value-type="float">
            <text:p>3.00E-03</text:p>
          </table:table-cell>
          <table:table-cell office:value-type="float" office:value="63" calcext:value-type="float">
            <text:p>63</text:p>
          </table:table-cell>
          <table:table-cell office:value-type="float" office:value="48.7793158847518" calcext:value-type="float">
            <text:p>48.7793</text:p>
          </table:table-cell>
          <table:table-cell table:formula="of:=(([.C4]-[.C3])/([.C5]-[.C4]))/([.A4]/[.A5])" office:value-type="float" office:value="1.16356097886196" calcext:value-type="float">
            <text:p>1.1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.7596144218973" calcext:value-type="float">
            <text:p>48.7596</text:p>
          </table:table-cell>
          <table:table-cell table:formula="of:=(([.G4]-[.G3])/([.G5]-[.G4]))/([.A4]/[.A5])" office:value-type="float" office:value="1.1617761602442" calcext:value-type="float">
            <text:p>1.16</text:p>
          </table:table-cell>
          <table:table-cell table:number-columns-repeated="1015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63" calcext:value-type="float">
            <text:p>63</text:p>
          </table:table-cell>
          <table:table-cell office:value-type="float" office:value="48.7767204230925" calcext:value-type="float">
            <text:p>48.7767</text:p>
          </table:table-cell>
          <table:table-cell table:formula="of:=(([.C5]-[.C4])/([.C6]-[.C5]))/([.A5]/[.A6])" office:value-type="float" office:value="0.856136793180388" calcext:value-type="float">
            <text:p>0.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.7570206241201" calcext:value-type="float">
            <text:p>48.7570</text:p>
          </table:table-cell>
          <table:table-cell table:formula="of:=(([.G5]-[.G4])/([.G6]-[.G5]))/([.A5]/[.A6])" office:value-type="float" office:value="0.855956481573868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63" calcext:value-type="float">
            <text:p>63</text:p>
          </table:table-cell>
          <table:table-cell office:value-type="float" office:value="48.7759785996083" calcext:value-type="float">
            <text:p>48.7760</text:p>
          </table:table-cell>
          <table:table-cell table:formula="of:=(([.C6]-[.C5])/([.C7]-[.C6]))/([.A6]/[.A7])" office:value-type="float" office:value="1.16625303035562" calcext:value-type="float">
            <text:p>1.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.7562792972639" calcext:value-type="float">
            <text:p>48.7563</text:p>
          </table:table-cell>
          <table:table-cell table:formula="of:=(([.G6]-[.G5])/([.G7]-[.G6]))/([.A6]/[.A7])" office:value-type="float" office:value="1.1662861689596" calcext:value-type="float">
            <text:p>1.17</text:p>
          </table:table-cell>
          <table:table-cell table:number-columns-repeated="1015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63" calcext:value-type="float">
            <text:p>63</text:p>
          </table:table-cell>
          <table:table-cell office:value-type="float" office:value="48.7757189298616" calcext:value-type="float">
            <text:p>48.7757</text:p>
          </table:table-cell>
          <table:table-cell table:formula="of:=(([.C7]-[.C6])/([.C8]-[.C7]))/([.A7]/[.A8])" office:value-type="float" office:value="0.857038789015881" calcext:value-type="float">
            <text:p>0.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.7560197932576" calcext:value-type="float">
            <text:p>48.7560</text:p>
          </table:table-cell>
          <table:table-cell table:formula="of:=(([.G7]-[.G6])/([.G8]-[.G7]))/([.A7]/[.A8])" office:value-type="float" office:value="0.85701203626834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09" calcext:value-type="float">
            <text:p>9.00E-03</text:p>
          </table:table-cell>
          <table:table-cell office:value-type="float" office:value="127" calcext:value-type="float">
            <text:p>127</text:p>
          </table:table-cell>
          <table:table-cell office:value-type="float" office:value="48.3194440633787" calcext:value-type="float">
            <text:p>48.319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8.3171283773845" calcext:value-type="float">
            <text:p>48.3171</text:p>
          </table:table-cell>
          <table:table-cell table:number-columns-repeated="1016"/>
        </table:table-row>
        <table:table-row table:style-name="ro1">
          <table:table-cell office:value-type="float" office:value="0.003" calcext:value-type="float">
            <text:p>3.00E-03</text:p>
          </table:table-cell>
          <table:table-cell office:value-type="float" office:value="127" calcext:value-type="float">
            <text:p>127</text:p>
          </table:table-cell>
          <table:table-cell office:value-type="float" office:value="48.3121505579422" calcext:value-type="float">
            <text:p>48.312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8.3098374683345" calcext:value-type="float">
            <text:p>48.3098</text:p>
          </table:table-cell>
          <table:table-cell table:number-columns-repeated="1016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127" calcext:value-type="float">
            <text:p>127</text:p>
          </table:table-cell>
          <table:table-cell office:value-type="float" office:value="48.309594711624" calcext:value-type="float">
            <text:p>48.3096</text:p>
          </table:table-cell>
          <table:table-cell table:formula="of:=(([.C10]-[.C9])/([.C11]-[.C10]))/([.A10]/[.A11])" office:value-type="float" office:value="0.856096712609476" calcext:value-type="float">
            <text:p>0.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8.3072822333609" calcext:value-type="float">
            <text:p>48.3073</text:p>
          </table:table-cell>
          <table:table-cell table:formula="of:=(([.G10]-[.G9])/([.G11]-[.G10]))/([.A10]/[.A11])" office:value-type="float" office:value="0.855996703864415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127" calcext:value-type="float">
            <text:p>127</text:p>
          </table:table-cell>
          <table:table-cell office:value-type="float" office:value="48.3088643008743" calcext:value-type="float">
            <text:p>48.3089</text:p>
          </table:table-cell>
          <table:table-cell table:formula="of:=(([.C11]-[.C10])/([.C12]-[.C11]))/([.A11]/[.A12])" office:value-type="float" office:value="1.16639681587374" calcext:value-type="float">
            <text:p>1.1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8.3065518726307" calcext:value-type="float">
            <text:p>48.3066</text:p>
          </table:table-cell>
          <table:table-cell table:formula="of:=(([.G11]-[.G10])/([.G12]-[.G11]))/([.A11]/[.A12])" office:value-type="float" office:value="1.16619768284091" calcext:value-type="float">
            <text:p>1.17</text:p>
          </table:table-cell>
          <table:table-cell table:number-columns-repeated="1015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127" calcext:value-type="float">
            <text:p>127</text:p>
          </table:table-cell>
          <table:table-cell office:value-type="float" office:value="48.3086086266645" calcext:value-type="float">
            <text:p>48.3086</text:p>
          </table:table-cell>
          <table:table-cell table:formula="of:=(([.C12]-[.C11])/([.C13]-[.C12]))/([.A12]/[.A13])" office:value-type="float" office:value="0.857040782820477" calcext:value-type="float">
            <text:p>0.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8.3062962149107" calcext:value-type="float">
            <text:p>48.3063</text:p>
          </table:table-cell>
          <table:table-cell table:formula="of:=(([.G12]-[.G11])/([.G13]-[.G12]))/([.A12]/[.A13])" office:value-type="float" office:value="0.857037366457597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03" calcext:value-type="float">
            <text:p>3.00E-03</text:p>
          </table:table-cell>
          <table:table-cell office:value-type="float" office:value="255" calcext:value-type="float">
            <text:p>255</text:p>
          </table:table-cell>
          <table:table-cell office:value-type="float" office:value="48.2010795502254" calcext:value-type="float">
            <text:p>48.2011</text:p>
          </table:table-cell>
          <table:table-cell/>
          <table:table-cell table:formula="of:=(([.C10]-[.C5])/([.C14]-[.C10]))/([.B14]/[.B10])" office:value-type="float" office:value="2.09475593805096" calcext:value-type="float">
            <text:p>2.09</text:p>
          </table:table-cell>
          <table:table-cell office:value-type="float" office:value="256" calcext:value-type="float">
            <text:p>256</text:p>
          </table:table-cell>
          <table:table-cell office:value-type="float" office:value="48.2007954926559" calcext:value-type="float">
            <text:p>48.2008</text:p>
          </table:table-cell>
          <table:table-cell/>
          <table:table-cell table:formula="of:=(([.G10]-[.G5])/([.G14]-[.G10]))/([.F14]/[.F10])" office:value-type="float" office:value="2.06240280755966" calcext:value-type="float">
            <text:p>2.06</text:p>
          </table:table-cell>
          <table:table-cell table:number-columns-repeated="1014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255" calcext:value-type="float">
            <text:p>255</text:p>
          </table:table-cell>
          <table:table-cell office:value-type="float" office:value="48.1985330307729" calcext:value-type="float">
            <text:p>48.1985</text:p>
          </table:table-cell>
          <table:table-cell/>
          <table:table-cell table:formula="of:=(([.C11]-[.C6])/([.C15]-[.C11]))/([.B15]/[.B11])" office:value-type="float" office:value="2.09475420490502" calcext:value-type="float">
            <text:p>2.09</text:p>
          </table:table-cell>
          <table:table-cell office:value-type="float" office:value="256" calcext:value-type="float">
            <text:p>256</text:p>
          </table:table-cell>
          <table:table-cell office:value-type="float" office:value="48.1982490569436" calcext:value-type="float">
            <text:p>48.1982</text:p>
          </table:table-cell>
          <table:table-cell/>
          <table:table-cell table:formula="of:=(([.G11]-[.G6])/([.G15]-[.G11]))/([.F15]/[.F11])" office:value-type="float" office:value="2.06239240906792" calcext:value-type="float">
            <text:p>2.06</text:p>
          </table:table-cell>
          <table:table-cell table:number-columns-repeated="1014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255" calcext:value-type="float">
            <text:p>255</text:p>
          </table:table-cell>
          <table:table-cell office:value-type="float" office:value="48.1978052551829" calcext:value-type="float">
            <text:p>48.1978</text:p>
          </table:table-cell>
          <table:table-cell table:formula="of:=(([.C15]-[.C14])/([.C16]-[.C15]))/([.A15]/[.A16])" office:value-type="float" office:value="1.16634829357179" calcext:value-type="float">
            <text:p>1.17</text:p>
          </table:table-cell>
          <table:table-cell table:formula="of:=(([.C12]-[.C7])/([.C16]-[.C12]))/([.B16]/[.B12])" office:value-type="float" office:value="2.09475272841594" calcext:value-type="float">
            <text:p>2.09</text:p>
          </table:table-cell>
          <table:table-cell office:value-type="float" office:value="256" calcext:value-type="float">
            <text:p>256</text:p>
          </table:table-cell>
          <table:table-cell office:value-type="float" office:value="48.1975213279511" calcext:value-type="float">
            <text:p>48.1975</text:p>
          </table:table-cell>
          <table:table-cell table:formula="of:=(([.G15]-[.G14])/([.G16]-[.G15]))/([.A15]/[.A16])" office:value-type="float" office:value="1.16638461961153" calcext:value-type="float">
            <text:p>1.17</text:p>
          </table:table-cell>
          <table:table-cell table:formula="of:=(([.G12]-[.G7])/([.G16]-[.G12]))/([.F16]/[.F12])" office:value-type="float" office:value="2.06239190107135" calcext:value-type="float">
            <text:p>2.06</text:p>
          </table:table-cell>
          <table:table-cell table:number-columns-repeated="1014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255" calcext:value-type="float">
            <text:p>255</text:p>
          </table:table-cell>
          <table:table-cell office:value-type="float" office:value="48.1975505151251" calcext:value-type="float">
            <text:p>48.1976</text:p>
          </table:table-cell>
          <table:table-cell table:formula="of:=(([.C16]-[.C15])/([.C17]-[.C16]))/([.A16]/[.A17])" office:value-type="float" office:value="0.857080267969458" calcext:value-type="float">
            <text:p>0.86</text:p>
          </table:table-cell>
          <table:table-cell table:formula="of:=(([.C13]-[.C8])/([.C17]-[.C13]))/([.B17]/[.B13])" office:value-type="float" office:value="2.09475243022412" calcext:value-type="float">
            <text:p>2.09</text:p>
          </table:table-cell>
          <table:table-cell office:value-type="float" office:value="256" calcext:value-type="float">
            <text:p>256</text:p>
          </table:table-cell>
          <table:table-cell office:value-type="float" office:value="48.1972665907961" calcext:value-type="float">
            <text:p>48.1973</text:p>
          </table:table-cell>
          <table:table-cell table:formula="of:=(([.G16]-[.G15])/([.G17]-[.G16]))/([.A16]/[.A17])" office:value-type="float" office:value="0.857035157463638" calcext:value-type="float">
            <text:p>0.86</text:p>
          </table:table-cell>
          <table:table-cell table:formula="of:=(([.G13]-[.G8])/([.G17]-[.G13]))/([.F17]/[.F13])" office:value-type="float" office:value="2.06239167565219" calcext:value-type="float">
            <text:p>2.06</text:p>
          </table:table-cell>
          <table:table-cell table:number-columns-repeated="1014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511" calcext:value-type="float">
            <text:p>511</text:p>
          </table:table-cell>
          <table:table-cell office:value-type="float" office:value="48.1712272213908" calcext:value-type="float">
            <text:p>48.1712</text:p>
          </table:table-cell>
          <table:table-cell/>
          <table:table-cell table:formula="of:=(([.C15]-[.C11])/([.C18]-[.C15]))/([.B18]/[.B15])" office:value-type="float" office:value="2.02968418659238" calcext:value-type="float">
            <text:p>2.03</text:p>
          </table:table-cell>
          <table:table-cell office:value-type="float" office:value="512" calcext:value-type="float">
            <text:p>512</text:p>
          </table:table-cell>
          <table:table-cell office:value-type="float" office:value="48.1711919361631" calcext:value-type="float">
            <text:p>48.1712</text:p>
          </table:table-cell>
          <table:table-cell/>
          <table:table-cell table:formula="of:=(([.G15]-[.G11])/([.G18]-[.G15]))/([.F18]/[.F15])" office:value-type="float" office:value="2.01487026838161" calcext:value-type="float">
            <text:p>2.01</text:p>
          </table:table-cell>
          <table:table-cell table:number-columns-repeated="1014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511" calcext:value-type="float">
            <text:p>511</text:p>
          </table:table-cell>
          <table:table-cell office:value-type="float" office:value="48.170500141138" calcext:value-type="float">
            <text:p>48.1705</text:p>
          </table:table-cell>
          <table:table-cell/>
          <table:table-cell table:formula="of:=(([.C16]-[.C12])/([.C19]-[.C16]))/([.B19]/[.B16])" office:value-type="float" office:value="2.02968771389867" calcext:value-type="float">
            <text:p>2.03</text:p>
          </table:table-cell>
          <table:table-cell office:value-type="float" office:value="512" calcext:value-type="float">
            <text:p>512</text:p>
          </table:table-cell>
          <table:table-cell office:value-type="float" office:value="48.1704648593785" calcext:value-type="float">
            <text:p>48.1705</text:p>
          </table:table-cell>
          <table:table-cell/>
          <table:table-cell table:formula="of:=(([.G16]-[.G12])/([.G19]-[.G16]))/([.F19]/[.F16])" office:value-type="float" office:value="2.01487020353427" calcext:value-type="float">
            <text:p>2.01</text:p>
          </table:table-cell>
          <table:table-cell table:number-columns-repeated="1014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511" calcext:value-type="float">
            <text:p>511</text:p>
          </table:table-cell>
          <table:table-cell office:value-type="float" office:value="48.1702456302385" calcext:value-type="float">
            <text:p>48.1702</text:p>
          </table:table-cell>
          <table:table-cell table:formula="of:=(([.C19]-[.C18])/([.C20]-[.C19]))/([.A19]/[.A20])" office:value-type="float" office:value="0.857032356048265" calcext:value-type="float">
            <text:p>0.86</text:p>
          </table:table-cell>
          <table:table-cell table:formula="of:=(([.C17]-[.C13])/([.C20]-[.C17]))/([.B20]/[.B17])" office:value-type="float" office:value="2.02968767573047" calcext:value-type="float">
            <text:p>2.03</text:p>
          </table:table-cell>
          <table:table-cell office:value-type="float" office:value="512" calcext:value-type="float">
            <text:p>512</text:p>
          </table:table-cell>
          <table:table-cell office:value-type="float" office:value="48.1702103469052" calcext:value-type="float">
            <text:p>48.1702</text:p>
          </table:table-cell>
          <table:table-cell table:formula="of:=(([.G19]-[.G18])/([.G20]-[.G19]))/([.A19]/[.A20])" office:value-type="float" office:value="0.857022968476825" calcext:value-type="float">
            <text:p>0.86</text:p>
          </table:table-cell>
          <table:table-cell table:formula="of:=(([.G17]-[.G13])/([.G20]-[.G17]))/([.F20]/[.F17])" office:value-type="float" office:value="2.01486992345025" calcext:value-type="float">
            <text:p>2.01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ps=0.1</text:p>
          </table:table-cell>
          <table:table-cell table:style-name="ce4" office:value-type="string" calcext:value-type="string" table:number-columns-spanned="4" table:number-rows-spanned="1">
            <text:p>cell centered</text:p>
          </table:table-cell>
          <table:covered-table-cell table:style-name="ce5"/>
          <table:covered-table-cell table:number-columns-repeated="2"/>
          <table:table-cell table:style-name="ce9" office:value-type="string" calcext:value-type="string" table:number-columns-spanned="4" table:number-rows-spanned="1">
            <text:p>vertex based</text:p>
          </table:table-cell>
          <table:covered-table-cell table:style-name="ce5"/>
          <table:covered-table-cell table:number-columns-repeated="2"/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O(k)</text:p>
          </table:table-cell>
          <table:table-cell office:value-type="string" calcext:value-type="string">
            <text:p>O(1/N)</text:p>
          </table:table-cell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O(k)</text:p>
          </table:table-cell>
          <table:table-cell office:value-type="string" calcext:value-type="string">
            <text:p>O(1/N)</text:p>
          </table:table-cell>
          <table:table-cell table:style-name="ce1" table:number-columns-repeated="1014"/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63" calcext:value-type="float">
            <text:p>63</text:p>
          </table:table-cell>
          <table:table-cell office:value-type="float" office:value="209.435104501814" calcext:value-type="float">
            <text:p>209.435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09.00653365493" calcext:value-type="float">
            <text:p>209.0065</text:p>
          </table:table-cell>
          <table:table-cell table:number-columns-repeated="1016"/>
        </table:table-row>
        <table:table-row table:style-name="ro1">
          <table:table-cell office:value-type="float" office:value="0.009" calcext:value-type="float">
            <text:p>9.00E-03</text:p>
          </table:table-cell>
          <table:table-cell office:value-type="float" office:value="63" calcext:value-type="float">
            <text:p>63</text:p>
          </table:table-cell>
          <table:table-cell office:value-type="float" office:value="209.399171339306" calcext:value-type="float">
            <text:p>209.399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08.97054099412" calcext:value-type="float">
            <text:p>208.9705</text:p>
          </table:table-cell>
          <table:table-cell table:number-columns-repeated="1016"/>
        </table:table-row>
        <table:table-row table:style-name="ro1">
          <table:table-cell office:value-type="float" office:value="0.003" calcext:value-type="float">
            <text:p>3.00E-03</text:p>
          </table:table-cell>
          <table:table-cell office:value-type="float" office:value="63" calcext:value-type="float">
            <text:p>63</text:p>
          </table:table-cell>
          <table:table-cell office:value-type="float" office:value="209.388873088512" calcext:value-type="float">
            <text:p>209.3889</text:p>
          </table:table-cell>
          <table:table-cell table:formula="of:=(([.C25]-[.C24])/([.C26]-[.C25]))/([.A25]/[.A26])" office:value-type="float" office:value="1.16308303959599" calcext:value-type="float">
            <text:p>1.1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08.960222400274" calcext:value-type="float">
            <text:p>208.9602</text:p>
          </table:table-cell>
          <table:table-cell table:formula="of:=(([.G25]-[.G24])/([.G26]-[.G25]))/([.A25]/[.A26])" office:value-type="float" office:value="1.16271206933774" calcext:value-type="float">
            <text:p>1.16</text:p>
          </table:table-cell>
          <table:table-cell table:number-columns-repeated="1015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63" calcext:value-type="float">
            <text:p>63</text:p>
          </table:table-cell>
          <table:table-cell office:value-type="float" office:value="209.385264341071" calcext:value-type="float">
            <text:p>209.3853</text:p>
          </table:table-cell>
          <table:table-cell table:formula="of:=(([.C26]-[.C25])/([.C27]-[.C26]))/([.A26]/[.A27])" office:value-type="float" office:value="0.856107358218564" calcext:value-type="float">
            <text:p>0.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08.95660848929" calcext:value-type="float">
            <text:p>208.9566</text:p>
          </table:table-cell>
          <table:table-cell table:formula="of:=(([.G26]-[.G25])/([.G27]-[.G26]))/([.A26]/[.A27])" office:value-type="float" office:value="0.856572883920727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63" calcext:value-type="float">
            <text:p>63</text:p>
          </table:table-cell>
          <table:table-cell office:value-type="float" office:value="209.384232889043" calcext:value-type="float">
            <text:p>209.3842</text:p>
          </table:table-cell>
          <table:table-cell table:formula="of:=(([.C27]-[.C26])/([.C28]-[.C27]))/([.A27]/[.A28])" office:value-type="float" office:value="1.16623534688194" calcext:value-type="float">
            <text:p>1.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08.955575470504" calcext:value-type="float">
            <text:p>208.9556</text:p>
          </table:table-cell>
          <table:table-cell table:formula="of:=(([.G27]-[.G26])/([.G28]-[.G27]))/([.A27]/[.A28])" office:value-type="float" office:value="1.16613270830323" calcext:value-type="float">
            <text:p>1.17</text:p>
          </table:table-cell>
          <table:table-cell table:number-columns-repeated="1015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63" calcext:value-type="float">
            <text:p>63</text:p>
          </table:table-cell>
          <table:table-cell office:value-type="float" office:value="209.383871839735" calcext:value-type="float">
            <text:p>209.3839</text:p>
          </table:table-cell>
          <table:table-cell table:formula="of:=(([.C28]-[.C27])/([.C29]-[.C28]))/([.A28]/[.A29])" office:value-type="float" office:value="0.857045288680358" calcext:value-type="float">
            <text:p>0.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08.955213890496" calcext:value-type="float">
            <text:p>208.9552</text:p>
          </table:table-cell>
          <table:table-cell table:formula="of:=(([.G28]-[.G27])/([.G29]-[.G28]))/([.A28]/[.A29])" office:value-type="float" office:value="0.857087308361229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127" calcext:value-type="float">
            <text:p>127</text:p>
          </table:table-cell>
          <table:table-cell office:value-type="float" office:value="200.252448307272" calcext:value-type="float">
            <text:p>200.252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00.212171248891" calcext:value-type="float">
            <text:p>200.2122</text:p>
          </table:table-cell>
          <table:table-cell table:number-columns-repeated="1016"/>
        </table:table-row>
        <table:table-row table:style-name="ro1">
          <table:table-cell office:value-type="float" office:value="0.009" calcext:value-type="float">
            <text:p>9.00E-03</text:p>
          </table:table-cell>
          <table:table-cell office:value-type="float" office:value="127" calcext:value-type="float">
            <text:p>127</text:p>
          </table:table-cell>
          <table:table-cell office:value-type="float" office:value="200.21918420608" calcext:value-type="float">
            <text:p>200.219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00.178954055824" calcext:value-type="float">
            <text:p>200.1790</text:p>
          </table:table-cell>
          <table:table-cell table:number-columns-repeated="1016"/>
        </table:table-row>
        <table:table-row table:style-name="ro1">
          <table:table-cell office:value-type="float" office:value="0.003" calcext:value-type="float">
            <text:p>3.00E-03</text:p>
          </table:table-cell>
          <table:table-cell office:value-type="float" office:value="127" calcext:value-type="float">
            <text:p>127</text:p>
          </table:table-cell>
          <table:table-cell office:value-type="float" office:value="200.209654449228" calcext:value-type="float">
            <text:p>200.2097</text:p>
          </table:table-cell>
          <table:table-cell table:formula="of:=(([.C31]-[.C30])/([.C32]-[.C31]))/([.A31]/[.A32])" office:value-type="float" office:value="1.16351696091136" calcext:value-type="float">
            <text:p>1.1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0.169423860951" calcext:value-type="float">
            <text:p>200.1694</text:p>
          </table:table-cell>
          <table:table-cell table:formula="of:=(([.G31]-[.G30])/([.G32]-[.G31]))/([.A31]/[.A32])" office:value-type="float" office:value="1.16182279969885" calcext:value-type="float">
            <text:p>1.16</text:p>
          </table:table-cell>
          <table:table-cell table:number-columns-repeated="1015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127" calcext:value-type="float">
            <text:p>127</text:p>
          </table:table-cell>
          <table:table-cell office:value-type="float" office:value="200.206314952863" calcext:value-type="float">
            <text:p>200.2063</text:p>
          </table:table-cell>
          <table:table-cell table:formula="of:=(([.C32]-[.C31])/([.C33]-[.C32]))/([.A32]/[.A33])" office:value-type="float" office:value="0.856095273998718" calcext:value-type="float">
            <text:p>0.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0.166085048447" calcext:value-type="float">
            <text:p>200.1661</text:p>
          </table:table-cell>
          <table:table-cell table:formula="of:=(([.G32]-[.G31])/([.G33]-[.G32]))/([.A32]/[.A33])" office:value-type="float" office:value="0.856309978011193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127" calcext:value-type="float">
            <text:p>127</text:p>
          </table:table-cell>
          <table:table-cell office:value-type="float" office:value="200.205360424373" calcext:value-type="float">
            <text:p>200.2054</text:p>
          </table:table-cell>
          <table:table-cell table:formula="of:=(([.C33]-[.C32])/([.C34]-[.C33]))/([.A33]/[.A34])" office:value-type="float" office:value="1.16619405983444" calcext:value-type="float">
            <text:p>1.1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0.165130793629" calcext:value-type="float">
            <text:p>200.1651</text:p>
          </table:table-cell>
          <table:table-cell table:formula="of:=(([.G33]-[.G32])/([.G34]-[.G33]))/([.A33]/[.A34])" office:value-type="float" office:value="1.16628963285959" calcext:value-type="float">
            <text:p>1.17</text:p>
          </table:table-cell>
          <table:table-cell table:number-columns-repeated="1015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127" calcext:value-type="float">
            <text:p>127</text:p>
          </table:table-cell>
          <table:table-cell office:value-type="float" office:value="200.205026293345" calcext:value-type="float">
            <text:p>200.2050</text:p>
          </table:table-cell>
          <table:table-cell table:formula="of:=(([.C34]-[.C33])/([.C35]-[.C34]))/([.A34]/[.A35])" office:value-type="float" office:value="0.857024708862116" calcext:value-type="float">
            <text:p>0.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0.164796761537" calcext:value-type="float">
            <text:p>200.1648</text:p>
          </table:table-cell>
          <table:table-cell table:formula="of:=(([.G34]-[.G33])/([.G35]-[.G34]))/([.A34]/[.A35])" office:value-type="float" office:value="0.857032758960628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09" calcext:value-type="float">
            <text:p>9.00E-03</text:p>
          </table:table-cell>
          <table:table-cell office:value-type="float" office:value="255" calcext:value-type="float">
            <text:p>255</text:p>
          </table:table-cell>
          <table:table-cell office:value-type="float" office:value="198.326097362612" calcext:value-type="float">
            <text:p>198.3261</text:p>
          </table:table-cell>
          <table:table-cell/>
          <table:table-cell table:formula="of:=(([.C31]-[.C25])/([.C36]-[.C31]))/([.B36]/[.B31])" office:value-type="float" office:value="2.41509976555876" calcext:value-type="float">
            <text:p>2.42</text:p>
          </table:table-cell>
          <table:table-cell office:value-type="float" office:value="256" calcext:value-type="float">
            <text:p>256</text:p>
          </table:table-cell>
          <table:table-cell table:style-name="ce7" office:value-type="float" office:value="198.321355239369" calcext:value-type="float">
            <text:p>198.3214</text:p>
          </table:table-cell>
          <table:table-cell/>
          <table:table-cell table:formula="of:=(([.G31]-[.G25])/([.G36]-[.G31]))/([.F36]/[.F31])" office:value-type="float" office:value="2.36638472753599" calcext:value-type="float">
            <text:p>2.37</text:p>
          </table:table-cell>
          <table:table-cell table:number-columns-repeated="1014"/>
        </table:table-row>
        <table:table-row table:style-name="ro1">
          <table:table-cell office:value-type="float" office:value="0.003" calcext:value-type="float">
            <text:p>3.00E-03</text:p>
          </table:table-cell>
          <table:table-cell office:value-type="float" office:value="255" calcext:value-type="float">
            <text:p>255</text:p>
          </table:table-cell>
          <table:table-cell office:value-type="float" office:value="198.316699378525" calcext:value-type="float">
            <text:p>198.3167</text:p>
          </table:table-cell>
          <table:table-cell/>
          <table:table-cell table:formula="of:=(([.C32]-[.C26])/([.C37]-[.C32]))/([.B37]/[.B32])" office:value-type="float" office:value="2.41506569409702" calcext:value-type="float">
            <text:p>2.42</text:p>
          </table:table-cell>
          <table:table-cell office:value-type="float" office:value="256" calcext:value-type="float">
            <text:p>256</text:p>
          </table:table-cell>
          <table:table-cell office:value-type="float" office:value="198.311958912853" calcext:value-type="float">
            <text:p>198.3120</text:p>
          </table:table-cell>
          <table:table-cell/>
          <table:table-cell table:formula="of:=(([.G32]-[.G26])/([.G37]-[.G32]))/([.F37]/[.F32])" office:value-type="float" office:value="2.36634304952145" calcext:value-type="float">
            <text:p>2.37</text:p>
          </table:table-cell>
          <table:table-cell table:number-columns-repeated="1014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255" calcext:value-type="float">
            <text:p>255</text:p>
          </table:table-cell>
          <table:table-cell office:value-type="float" office:value="198.313406584876" calcext:value-type="float">
            <text:p>198.3134</text:p>
          </table:table-cell>
          <table:table-cell table:formula="of:=(([.C37]-[.C36])/([.C38]-[.C37]))/([.A37]/[.A38])" office:value-type="float" office:value="0.856231980088" calcext:value-type="float">
            <text:p>0.86</text:p>
          </table:table-cell>
          <table:table-cell table:formula="of:=(([.C33]-[.C27])/([.C38]-[.C33]))/([.B38]/[.B33])" office:value-type="float" office:value="2.41505443762636" calcext:value-type="float">
            <text:p>2.42</text:p>
          </table:table-cell>
          <table:table-cell office:value-type="float" office:value="256" calcext:value-type="float">
            <text:p>256</text:p>
          </table:table-cell>
          <table:table-cell office:value-type="float" office:value="198.308665651738" calcext:value-type="float">
            <text:p>198.3087</text:p>
          </table:table-cell>
          <table:table-cell table:formula="of:=(([.G37]-[.G36])/([.G38]-[.G37]))/([.A37]/[.A38])" office:value-type="float" office:value="0.855959444572658" calcext:value-type="float">
            <text:p>0.86</text:p>
          </table:table-cell>
          <table:table-cell table:formula="of:=(([.G33]-[.G27])/([.G38]-[.G33]))/([.F38]/[.F33])" office:value-type="float" office:value="2.36632702781564" calcext:value-type="float">
            <text:p>2.37</text:p>
          </table:table-cell>
          <table:table-cell table:number-columns-repeated="1014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255" calcext:value-type="float">
            <text:p>255</text:p>
          </table:table-cell>
          <table:table-cell office:value-type="float" office:value="198.312465378514" calcext:value-type="float">
            <text:p>198.3125</text:p>
          </table:table-cell>
          <table:table-cell table:formula="of:=(([.C38]-[.C37])/([.C39]-[.C38]))/([.A38]/[.A39])" office:value-type="float" office:value="1.16616071385837" calcext:value-type="float">
            <text:p>1.17</text:p>
          </table:table-cell>
          <table:table-cell table:formula="of:=(([.C34]-[.C28])/([.C39]-[.C34]))/([.B39]/[.B34])" office:value-type="float" office:value="2.41505119535777" calcext:value-type="float">
            <text:p>2.42</text:p>
          </table:table-cell>
          <table:table-cell office:value-type="float" office:value="256" calcext:value-type="float">
            <text:p>256</text:p>
          </table:table-cell>
          <table:table-cell office:value-type="float" office:value="198.30772444644" calcext:value-type="float">
            <text:p>198.3077</text:p>
          </table:table-cell>
          <table:table-cell table:formula="of:=(([.G38]-[.G37])/([.G39]-[.G38]))/([.A38]/[.A39])" office:value-type="float" office:value="1.16632758795392" calcext:value-type="float">
            <text:p>1.17</text:p>
          </table:table-cell>
          <table:table-cell table:formula="of:=(([.G34]-[.G28])/([.G39]-[.G34]))/([.F39]/[.F34])" office:value-type="float" office:value="2.3663224501678" calcext:value-type="float">
            <text:p>2.37</text:p>
          </table:table-cell>
          <table:table-cell table:number-columns-repeated="1014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255" calcext:value-type="float">
            <text:p>255</text:p>
          </table:table-cell>
          <table:table-cell office:value-type="float" office:value="198.312135919738" calcext:value-type="float">
            <text:p>198.3121</text:p>
          </table:table-cell>
          <table:table-cell table:formula="of:=(([.C39]-[.C38])/([.C40]-[.C39]))/([.A39]/[.A40])" office:value-type="float" office:value="0.857047767996192" calcext:value-type="float">
            <text:p>0.86</text:p>
          </table:table-cell>
          <table:table-cell table:formula="of:=(([.C35]-[.C29])/([.C40]-[.C35]))/([.B40]/[.B35])" office:value-type="float" office:value="2.41505007398739" calcext:value-type="float">
            <text:p>2.42</text:p>
          </table:table-cell>
          <table:table-cell office:value-type="float" office:value="256" calcext:value-type="float">
            <text:p>256</text:p>
          </table:table-cell>
          <table:table-cell office:value-type="float" office:value="198.307394997368" calcext:value-type="float">
            <text:p>198.3074</text:p>
          </table:table-cell>
          <table:table-cell table:formula="of:=(([.G39]-[.G38])/([.G40]-[.G39]))/([.A39]/[.A40])" office:value-type="float" office:value="0.857072043569421" calcext:value-type="float">
            <text:p>0.86</text:p>
          </table:table-cell>
          <table:table-cell table:formula="of:=(([.G35]-[.G29])/([.G40]-[.G35]))/([.F40]/[.F35])" office:value-type="float" office:value="2.36632087320425" calcext:value-type="float">
            <text:p>2.37</text:p>
          </table:table-cell>
          <table:table-cell table:number-columns-repeated="1014"/>
        </table:table-row>
        <table:table-row table:style-name="ro1">
          <table:table-cell office:value-type="float" office:value="0.003" calcext:value-type="float">
            <text:p>3.00E-03</text:p>
          </table:table-cell>
          <table:table-cell office:value-type="float" office:value="511" calcext:value-type="float">
            <text:p>511</text:p>
          </table:table-cell>
          <table:table-cell office:value-type="float" office:value="197.862910495746" calcext:value-type="float">
            <text:p>197.8629</text:p>
          </table:table-cell>
          <table:table-cell/>
          <table:table-cell table:formula="of:=(([.C37]-[.C31])/([.C41]-[.C37]))/([.B41]/[.B37])" office:value-type="float" office:value="2.09212018774265" calcext:value-type="float">
            <text:p>2.09</text:p>
          </table:table-cell>
          <table:table-cell office:value-type="float" office:value="512" calcext:value-type="float">
            <text:p>512</text:p>
          </table:table-cell>
          <table:table-cell office:value-type="float" office:value="197.862327255977" calcext:value-type="float">
            <text:p>197.8623</text:p>
          </table:table-cell>
          <table:table-cell/>
          <table:table-cell table:formula="of:=(([.G37]-[.G32])/([.G41]-[.G37]))/([.F41]/[.F37])" office:value-type="float" office:value="2.06554067056082" calcext:value-type="float">
            <text:p>2.07</text:p>
          </table:table-cell>
          <table:table-cell table:number-columns-repeated="1014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511" calcext:value-type="float">
            <text:p>511</text:p>
          </table:table-cell>
          <table:table-cell office:value-type="float" office:value="197.859628623022" calcext:value-type="float">
            <text:p>197.8596</text:p>
          </table:table-cell>
          <table:table-cell/>
          <table:table-cell table:formula="of:=(([.C37]-[.C31])/([.C42]-[.C37]))/([.B42]/[.B37])" office:value-type="float" office:value="2.07709828556043" calcext:value-type="float">
            <text:p>2.08</text:p>
          </table:table-cell>
          <table:table-cell office:value-type="float" office:value="512" calcext:value-type="float">
            <text:p>512</text:p>
          </table:table-cell>
          <table:table-cell office:value-type="float" office:value="197.859045046589" calcext:value-type="float">
            <text:p>197.8590</text:p>
          </table:table-cell>
          <table:table-cell/>
          <table:table-cell table:formula="of:=(([.G38]-[.G33])/([.G42]-[.G38]))/([.F42]/[.F38])" office:value-type="float" office:value="2.06554078642967" calcext:value-type="float">
            <text:p>2.07</text:p>
          </table:table-cell>
          <table:table-cell table:number-columns-repeated="1014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511" calcext:value-type="float">
            <text:p>511</text:p>
          </table:table-cell>
          <table:table-cell office:value-type="float" office:value="197.858690524459" calcext:value-type="float">
            <text:p>197.8587</text:p>
          </table:table-cell>
          <table:table-cell table:formula="of:=(([.C42]-[.C41])/([.C43]-[.C42]))/([.A42]/[.A43])" office:value-type="float" office:value="1.16614353527358" calcext:value-type="float">
            <text:p>1.17</text:p>
          </table:table-cell>
          <table:table-cell table:formula="of:=(([.C38]-[.C32])/([.C43]-[.C38]))/([.B43]/[.B38])" office:value-type="float" office:value="2.08100963680402" calcext:value-type="float">
            <text:p>2.08</text:p>
          </table:table-cell>
          <table:table-cell office:value-type="float" office:value="512" calcext:value-type="float">
            <text:p>512</text:p>
          </table:table-cell>
          <table:table-cell office:value-type="float" office:value="197.858107001076" calcext:value-type="float">
            <text:p>197.8581</text:p>
          </table:table-cell>
          <table:table-cell table:formula="of:=(([.G42]-[.G41])/([.G43]-[.G42]))/([.A42]/[.A43])" office:value-type="float" office:value="1.1663291182152" calcext:value-type="float">
            <text:p>1.17</text:p>
          </table:table-cell>
          <table:table-cell table:formula="of:=(([.G39]-[.G34])/([.G43]-[.G39]))/([.F43]/[.F39])" office:value-type="float" office:value="2.06554079066627" calcext:value-type="float">
            <text:p>2.07</text:p>
          </table:table-cell>
          <table:table-cell table:number-columns-repeated="1014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511" calcext:value-type="float">
            <text:p>511</text:p>
          </table:table-cell>
          <table:table-cell office:value-type="float" office:value="197.858362157771" calcext:value-type="float">
            <text:p>197.8584</text:p>
          </table:table-cell>
          <table:table-cell table:formula="of:=(([.C43]-[.C42])/([.C44]-[.C43]))/([.A43]/[.A44])" office:value-type="float" office:value="0.857058828388496" calcext:value-type="float">
            <text:p>0.86</text:p>
          </table:table-cell>
          <table:table-cell table:formula="of:=(([.C39]-[.C33])/([.C44]-[.C39]))/([.B44]/[.B39])" office:value-type="float" office:value="2.08118256429219" calcext:value-type="float">
            <text:p>2.08</text:p>
          </table:table-cell>
          <table:table-cell office:value-type="float" office:value="512" calcext:value-type="float">
            <text:p>512</text:p>
          </table:table-cell>
          <table:table-cell office:value-type="float" office:value="197.857778635599" calcext:value-type="float">
            <text:p>197.8578</text:p>
          </table:table-cell>
          <table:table-cell table:formula="of:=(([.G43]-[.G42])/([.G44]-[.G43]))/([.A43]/[.A44])" office:value-type="float" office:value="0.857013521832213" calcext:value-type="float">
            <text:p>0.86</text:p>
          </table:table-cell>
          <table:table-cell table:formula="of:=(([.G40]-[.G35])/([.G44]-[.G40]))/([.F44]/[.F40])" office:value-type="float" office:value="2.06554067212007" calcext:value-type="float">
            <text:p>2.07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ps=0.05</text:p>
          </table:table-cell>
          <table:table-cell table:style-name="ce4" office:value-type="string" calcext:value-type="string" table:number-columns-spanned="4" table:number-rows-spanned="1">
            <text:p>cell centered</text:p>
          </table:table-cell>
          <table:covered-table-cell table:style-name="ce5"/>
          <table:covered-table-cell table:number-columns-repeated="2"/>
          <table:table-cell table:style-name="ce9" office:value-type="string" calcext:value-type="string" table:number-columns-spanned="4" table:number-rows-spanned="1">
            <text:p>vertex based</text:p>
          </table:table-cell>
          <table:covered-table-cell table:style-name="ce5"/>
          <table:covered-table-cell table:number-columns-repeated="2"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O(k)</text:p>
          </table:table-cell>
          <table:table-cell office:value-type="string" calcext:value-type="string">
            <text:p>O(1/N)</text:p>
          </table:table-cell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O(k)</text:p>
          </table:table-cell>
          <table:table-cell office:value-type="string" calcext:value-type="string">
            <text:p>O(1/N)</text:p>
          </table:table-cell>
          <table:table-cell table:style-name="ce1" table:number-columns-repeated="1014"/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127" calcext:value-type="float">
            <text:p>127</text:p>
          </table:table-cell>
          <table:table-cell office:value-type="float" office:value="844.588577147527" calcext:value-type="float">
            <text:p>844.588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43.6201637526" calcext:value-type="float">
            <text:p>843.6202</text:p>
          </table:table-cell>
          <table:table-cell table:number-columns-repeated="1016"/>
        </table:table-row>
        <table:table-row table:style-name="ro1">
          <table:table-cell office:value-type="float" office:value="0.009" calcext:value-type="float">
            <text:p>9.00E-03</text:p>
          </table:table-cell>
          <table:table-cell office:value-type="float" office:value="127" calcext:value-type="float">
            <text:p>127</text:p>
          </table:table-cell>
          <table:table-cell office:value-type="float" office:value="844.543566249208" calcext:value-type="float">
            <text:p>844.543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43.575812361572" calcext:value-type="float">
            <text:p>843.5758</text:p>
          </table:table-cell>
          <table:table-cell table:number-columns-repeated="1016"/>
        </table:table-row>
        <table:table-row table:style-name="ro1">
          <table:table-cell office:value-type="float" office:value="0.003" calcext:value-type="float">
            <text:p>3.00E-03</text:p>
          </table:table-cell>
          <table:table-cell office:value-type="float" office:value="127" calcext:value-type="float">
            <text:p>127</text:p>
          </table:table-cell>
          <table:table-cell office:value-type="float" office:value="844.530670572801" calcext:value-type="float">
            <text:p>844.5307</text:p>
          </table:table-cell>
          <table:table-cell table:formula="of:=(([.C49]-[.C48])/([.C50]-[.C49]))/([.A49]/[.A50])" office:value-type="float" office:value="1.16346225661247" calcext:value-type="float">
            <text:p>1.1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43.563093167878" calcext:value-type="float">
            <text:p>843.5631</text:p>
          </table:table-cell>
          <table:table-cell table:formula="of:=(([.G49]-[.G48])/([.G50]-[.G49]))/([.A49]/[.A50])" office:value-type="float" office:value="1.16232187078586" calcext:value-type="float">
            <text:p>1.16</text:p>
          </table:table-cell>
          <table:table-cell table:number-columns-repeated="1015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127" calcext:value-type="float">
            <text:p>127</text:p>
          </table:table-cell>
          <table:table-cell office:value-type="float" office:value="844.526152619753" calcext:value-type="float">
            <text:p>844.5262</text:p>
          </table:table-cell>
          <table:table-cell table:formula="of:=(([.C50]-[.C49])/([.C51]-[.C50]))/([.A50]/[.A51])" office:value-type="float" office:value="0.856295512814305" calcext:value-type="float">
            <text:p>0.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43.55863634754" calcext:value-type="float">
            <text:p>843.5586</text:p>
          </table:table-cell>
          <table:table-cell table:formula="of:=(([.G50]-[.G49])/([.G51]-[.G50]))/([.A50]/[.A51])" office:value-type="float" office:value="0.856161527446498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127" calcext:value-type="float">
            <text:p>127</text:p>
          </table:table-cell>
          <table:table-cell office:value-type="float" office:value="844.524861379475" calcext:value-type="float">
            <text:p>844.5249</text:p>
          </table:table-cell>
          <table:table-cell table:formula="of:=(([.C51]-[.C50])/([.C52]-[.C51]))/([.A51]/[.A52])" office:value-type="float" office:value="1.16630837422477" calcext:value-type="float">
            <text:p>1.1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43.557362540617" calcext:value-type="float">
            <text:p>843.5574</text:p>
          </table:table-cell>
          <table:table-cell table:formula="of:=(([.G51]-[.G50])/([.G52]-[.G51]))/([.A51]/[.A52])" office:value-type="float" office:value="1.16627312392509" calcext:value-type="float">
            <text:p>1.17</text:p>
          </table:table-cell>
          <table:table-cell table:number-columns-repeated="1015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127" calcext:value-type="float">
            <text:p>127</text:p>
          </table:table-cell>
          <table:table-cell office:value-type="float" office:value="844.524409350765" calcext:value-type="float">
            <text:p>844.5244</text:p>
          </table:table-cell>
          <table:table-cell table:formula="of:=(([.C52]-[.C51])/([.C53]-[.C52]))/([.A52]/[.A53])" office:value-type="float" office:value="0.856963451229996" calcext:value-type="float">
            <text:p>0.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43.556916613919" calcext:value-type="float">
            <text:p>843.5569</text:p>
          </table:table-cell>
          <table:table-cell table:formula="of:=(([.G52]-[.G51])/([.G53]-[.G52]))/([.A52]/[.A53])" office:value-type="float" office:value="0.856961645669925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255" calcext:value-type="float">
            <text:p>255</text:p>
          </table:table-cell>
          <table:table-cell office:value-type="float" office:value="807.329656941269" calcext:value-type="float">
            <text:p>807.329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807.248719037703" calcext:value-type="float">
            <text:p>807.2487</text:p>
          </table:table-cell>
          <table:table-cell table:number-columns-repeated="1016"/>
        </table:table-row>
        <table:table-row table:style-name="ro1">
          <table:table-cell office:value-type="float" office:value="0.009" calcext:value-type="float">
            <text:p>9.00E-03</text:p>
          </table:table-cell>
          <table:table-cell office:value-type="float" office:value="255" calcext:value-type="float">
            <text:p>255</text:p>
          </table:table-cell>
          <table:table-cell office:value-type="float" office:value="807.289027823624" calcext:value-type="float">
            <text:p>807.289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807.208149296131" calcext:value-type="float">
            <text:p>807.2081</text:p>
          </table:table-cell>
          <table:table-cell table:number-columns-repeated="1016"/>
        </table:table-row>
        <table:table-row table:style-name="ro1">
          <table:table-cell office:value-type="float" office:value="0.003" calcext:value-type="float">
            <text:p>3.00E-03</text:p>
          </table:table-cell>
          <table:table-cell office:value-type="float" office:value="255" calcext:value-type="float">
            <text:p>255</text:p>
          </table:table-cell>
          <table:table-cell office:value-type="float" office:value="807.277388733406" calcext:value-type="float">
            <text:p>807.2774</text:p>
          </table:table-cell>
          <table:table-cell table:formula="of:=(([.C55]-[.C54])/([.C56]-[.C55]))/([.A55]/[.A56])" office:value-type="float" office:value="1.16358228705208" calcext:value-type="float">
            <text:p>1.1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07.196511674918" calcext:value-type="float">
            <text:p>807.1965</text:p>
          </table:table-cell>
          <table:table-cell table:formula="of:=(([.G55]-[.G54])/([.G56]-[.G55]))/([.A55]/[.A56])" office:value-type="float" office:value="1.16202847156516" calcext:value-type="float">
            <text:p>1.16</text:p>
          </table:table-cell>
          <table:table-cell table:number-columns-repeated="1015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255" calcext:value-type="float">
            <text:p>255</text:p>
          </table:table-cell>
          <table:table-cell office:value-type="float" office:value="807.273310792037" calcext:value-type="float">
            <text:p>807.2733</text:p>
          </table:table-cell>
          <table:table-cell table:formula="of:=(([.C56]-[.C55])/([.C57]-[.C56]))/([.A56]/[.A57])" office:value-type="float" office:value="0.856247490931067" calcext:value-type="float">
            <text:p>0.8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07.192434313502" calcext:value-type="float">
            <text:p>807.1924</text:p>
          </table:table-cell>
          <table:table-cell table:formula="of:=(([.G56]-[.G55])/([.G57]-[.G56]))/([.A56]/[.A57])" office:value-type="float" office:value="0.856261196298476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255" calcext:value-type="float">
            <text:p>255</text:p>
          </table:table-cell>
          <table:table-cell office:value-type="float" office:value="807.272145218761" calcext:value-type="float">
            <text:p>807.2721</text:p>
          </table:table-cell>
          <table:table-cell table:formula="of:=(([.C57]-[.C56])/([.C58]-[.C57]))/([.A57]/[.A58])" office:value-type="float" office:value="1.16621907661095" calcext:value-type="float">
            <text:p>1.1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07.191268909059" calcext:value-type="float">
            <text:p>807.1913</text:p>
          </table:table-cell>
          <table:table-cell table:formula="of:=(([.G57]-[.G56])/([.G58]-[.G57]))/([.A57]/[.A58])" office:value-type="float" office:value="1.16622214734671" calcext:value-type="float">
            <text:p>1.17</text:p>
          </table:table-cell>
          <table:table-cell table:number-columns-repeated="1015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255" calcext:value-type="float">
            <text:p>255</text:p>
          </table:table-cell>
          <table:table-cell office:value-type="float" office:value="807.271737184217" calcext:value-type="float">
            <text:p>807.2717</text:p>
          </table:table-cell>
          <table:table-cell table:formula="of:=(([.C58]-[.C57])/([.C59]-[.C58]))/([.A58]/[.A59])" office:value-type="float" office:value="0.856966617102427" calcext:value-type="float">
            <text:p>0.8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07.190860935432" calcext:value-type="float">
            <text:p>807.1909</text:p>
          </table:table-cell>
          <table:table-cell table:formula="of:=(([.G58]-[.G57])/([.G59]-[.G58]))/([.A58]/[.A59])" office:value-type="float" office:value="0.856970426090754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0.009" calcext:value-type="float">
            <text:p>9.00E-03</text:p>
          </table:table-cell>
          <table:table-cell office:value-type="float" office:value="511" calcext:value-type="float">
            <text:p>511</text:p>
          </table:table-cell>
          <table:table-cell office:value-type="float" office:value="799.705811153742" calcext:value-type="float">
            <text:p>799.7058</text:p>
          </table:table-cell>
          <table:table-cell/>
          <table:table-cell table:formula="of:=(([.C55]-[.C49])/([.C60]-[.C55]))/([.B60]/[.B55])" office:value-type="float" office:value="2.4515739745376" calcext:value-type="float">
            <text:p>2.45</text:p>
          </table:table-cell>
          <table:table-cell office:value-type="float" office:value="512" calcext:value-type="float">
            <text:p>512</text:p>
          </table:table-cell>
          <table:table-cell office:value-type="float" office:value="799.696257241903" calcext:value-type="float">
            <text:p>799.6963</text:p>
          </table:table-cell>
          <table:table-cell/>
          <table:table-cell table:formula="of:=(([.G55]-[.G49])/([.G60]-[.G55]))/([.F60]/[.F55])" office:value-type="float" office:value="2.42067263499695" calcext:value-type="float">
            <text:p>2.42</text:p>
          </table:table-cell>
          <table:table-cell table:number-columns-repeated="1014"/>
        </table:table-row>
        <table:table-row table:style-name="ro1">
          <table:table-cell office:value-type="float" office:value="0.003" calcext:value-type="float">
            <text:p>3.00E-03</text:p>
          </table:table-cell>
          <table:table-cell office:value-type="float" office:value="511" calcext:value-type="float">
            <text:p>511</text:p>
          </table:table-cell>
          <table:table-cell table:style-name="ce7" office:value-type="float" office:value="799.694325097481" calcext:value-type="float">
            <text:p>799.6943</text:p>
          </table:table-cell>
          <table:table-cell/>
          <table:table-cell table:formula="of:=(([.C56]-[.C50])/([.C61]-[.C56]))/([.B61]/[.B56])" office:value-type="float" office:value="2.45154075715949" calcext:value-type="float">
            <text:p>2.45</text:p>
          </table:table-cell>
          <table:table-cell office:value-type="float" office:value="512" calcext:value-type="float">
            <text:p>512</text:p>
          </table:table-cell>
          <table:table-cell office:value-type="float" office:value="799.684770223082" calcext:value-type="float">
            <text:p>799.6848</text:p>
          </table:table-cell>
          <table:table-cell/>
          <table:table-cell table:formula="of:=(([.G56]-[.G50])/([.G61]-[.G56]))/([.F61]/[.F56])" office:value-type="float" office:value="2.42064917477098" calcext:value-type="float">
            <text:p>2.42</text:p>
          </table:table-cell>
          <table:table-cell table:number-columns-repeated="1014"/>
        </table:table-row>
        <table:table-row table:style-name="ro1">
          <table:table-cell office:value-type="float" office:value="0.0009" calcext:value-type="float">
            <text:p>9.00E-04</text:p>
          </table:table-cell>
          <table:table-cell office:value-type="float" office:value="511" calcext:value-type="float">
            <text:p>511</text:p>
          </table:table-cell>
          <table:table-cell office:value-type="float" office:value="799.690300579435" calcext:value-type="float">
            <text:p>799.6903</text:p>
          </table:table-cell>
          <table:table-cell table:formula="of:=(([.C61]-[.C60])/([.C62]-[.C61]))/([.A61]/[.A62])" office:value-type="float" office:value="0.856206094451906" calcext:value-type="float">
            <text:p>0.86</text:p>
          </table:table-cell>
          <table:table-cell table:formula="of:=(([.C57]-[.C51])/([.C62]-[.C57]))/([.B62]/[.B57])" office:value-type="float" office:value="2.45152907237421" calcext:value-type="float">
            <text:p>2.45</text:p>
          </table:table-cell>
          <table:table-cell office:value-type="float" office:value="512" calcext:value-type="float">
            <text:p>512</text:p>
          </table:table-cell>
          <table:table-cell office:value-type="float" office:value="799.680745959099" calcext:value-type="float">
            <text:p>799.6807</text:p>
          </table:table-cell>
          <table:table-cell table:formula="of:=(([.G61]-[.G60])/([.G62]-[.G61]))/([.A61]/[.A62])" office:value-type="float" office:value="0.856331905888139" calcext:value-type="float">
            <text:p>0.86</text:p>
          </table:table-cell>
          <table:table-cell table:formula="of:=(([.G57]-[.G51])/([.G62]-[.G57]))/([.F62]/[.F57])" office:value-type="float" office:value="2.42064102757418" calcext:value-type="float">
            <text:p>2.42</text:p>
          </table:table-cell>
          <table:table-cell table:number-columns-repeated="1014"/>
        </table:table-row>
        <table:table-row table:style-name="ro1">
          <table:table-cell office:value-type="float" office:value="0.0003" calcext:value-type="float">
            <text:p>3.00E-04</text:p>
          </table:table-cell>
          <table:table-cell office:value-type="float" office:value="511" calcext:value-type="float">
            <text:p>511</text:p>
          </table:table-cell>
          <table:table-cell office:value-type="float" office:value="799.689150308325" calcext:value-type="float">
            <text:p>799.6892</text:p>
          </table:table-cell>
          <table:table-cell table:formula="of:=(([.C62]-[.C61])/([.C63]-[.C62]))/([.A62]/[.A63])" office:value-type="float" office:value="1.16625202853872" calcext:value-type="float">
            <text:p>1.17</text:p>
          </table:table-cell>
          <table:table-cell table:formula="of:=(([.C58]-[.C52])/([.C63]-[.C58]))/([.B63]/[.B58])" office:value-type="float" office:value="2.45152574956646" calcext:value-type="float">
            <text:p>2.45</text:p>
          </table:table-cell>
          <table:table-cell office:value-type="float" office:value="512" calcext:value-type="float">
            <text:p>512</text:p>
          </table:table-cell>
          <table:table-cell office:value-type="float" office:value="799.679595698808" calcext:value-type="float">
            <text:p>799.6796</text:p>
          </table:table-cell>
          <table:table-cell table:formula="of:=(([.G62]-[.G61])/([.G63]-[.G62]))/([.A62]/[.A63])" office:value-type="float" office:value="1.16618937313499" calcext:value-type="float">
            <text:p>1.17</text:p>
          </table:table-cell>
          <table:table-cell table:formula="of:=(([.G58]-[.G52])/([.G63]-[.G58]))/([.F63]/[.F58])" office:value-type="float" office:value="2.42063869218448" calcext:value-type="float">
            <text:p>2.42</text:p>
          </table:table-cell>
          <table:table-cell table:number-columns-repeated="1014"/>
        </table:table-row>
        <table:table-row table:style-name="ro1">
          <table:table-cell office:value-type="float" office:value="0.00009" calcext:value-type="float">
            <text:p>9.00E-05</text:p>
          </table:table-cell>
          <table:table-cell office:value-type="float" office:value="511" calcext:value-type="float">
            <text:p>511</text:p>
          </table:table-cell>
          <table:table-cell office:value-type="float" office:value="799.688747639456" calcext:value-type="float">
            <text:p>799.6887</text:p>
          </table:table-cell>
          <table:table-cell table:formula="of:=(([.C63]-[.C62])/([.C64]-[.C63]))/([.A63]/[.A64])" office:value-type="float" office:value="0.85698537816838" calcext:value-type="float">
            <text:p>0.86</text:p>
          </table:table-cell>
          <table:table-cell table:formula="of:=(([.C59]-[.C53])/([.C64]-[.C59]))/([.B64]/[.B59])" office:value-type="float" office:value="2.45152458908147" calcext:value-type="float">
            <text:p>2.45</text:p>
          </table:table-cell>
          <table:table-cell office:value-type="float" office:value="512" calcext:value-type="float">
            <text:p>512</text:p>
          </table:table-cell>
          <table:table-cell office:value-type="float" office:value="799.679193036001" calcext:value-type="float">
            <text:p>799.6792</text:p>
          </table:table-cell>
          <table:table-cell table:formula="of:=(([.G63]-[.G62])/([.G64]-[.G63]))/([.A63]/[.A64])" office:value-type="float" office:value="0.856990219318713" calcext:value-type="float">
            <text:p>0.86</text:p>
          </table:table-cell>
          <table:table-cell table:formula="of:=(([.G59]-[.G53])/([.G64]-[.G59]))/([.F64]/[.F59])" office:value-type="float" office:value="2.42063787732426" calcext:value-type="float">
            <text:p>2.42</text:p>
          </table:table-cell>
          <table:table-cell table:number-columns-repeated="1014"/>
        </table:table-row>
        <table:table-row table:style-name="ro1" table:number-rows-repeated="10485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enchmarkI_sge.A1:benchmarkI_sge.AMJ1048576" table:contains-header="false">
          <table:sort>
            <table:sort-by table:field-number="1" table:order="descending" table:data-type="automatic"/>
            <table:sort-by table:field-number="2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4" loext:min-decimal-places="4" number:min-integer-digits="0" number:grouping="true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16:53:14.866960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6:56:37.570134465</dc:date>
    <meta:editing-duration>PT33M13S</meta:editing-duration>
    <meta:editing-cycles>7</meta:editing-cycles>
    <meta:generator>LibreOffice/5.2.7.2$Linux_X86_64 LibreOffice_project/20m0$Build-2</meta:generator>
    <meta:document-statistic meta:table-count="1" meta:cell-count="426" meta:object-count="0"/>
  </office:meta>
</office:document-meta>
</file>